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line-height="200%" fo:text-align="center" style:justify-single-word="false"/>
      <style:text-properties fo:font-size="12pt" officeooo:rsid="00159333" officeooo:paragraph-rsid="001be479" style:font-size-asian="10.5pt" style:font-size-complex="12pt"/>
    </style:style>
    <style:style style:name="P2" style:family="paragraph" style:parent-style-name="Preformatted_20_Text">
      <style:paragraph-properties fo:line-height="200%" fo:text-align="justify" style:justify-single-word="false"/>
      <style:text-properties fo:font-size="12pt" officeooo:rsid="001f4498" officeooo:paragraph-rsid="001f4498" style:font-size-asian="10.5pt" style:font-size-complex="12pt"/>
    </style:style>
    <style:style style:name="P3" style:family="paragraph" style:parent-style-name="Preformatted_20_Text">
      <style:paragraph-properties fo:line-height="200%" fo:text-align="justify" style:justify-single-word="false"/>
      <style:text-properties fo:font-size="12pt" officeooo:rsid="001f4498" officeooo:paragraph-rsid="002082b2" style:font-size-asian="10.5pt" style:font-size-complex="12pt"/>
    </style:style>
    <style:style style:name="P4" style:family="paragraph" style:parent-style-name="Preformatted_20_Text">
      <style:paragraph-properties fo:line-height="200%" fo:text-align="justify" style:justify-single-word="false"/>
      <style:text-properties fo:font-size="12pt" fo:font-style="italic" officeooo:rsid="001f4498" officeooo:paragraph-rsid="002082b2" style:font-size-asian="10.5pt" style:font-style-asian="italic" style:font-size-complex="12pt" style:font-style-complex="italic"/>
    </style:style>
    <style:style style:name="T1" style:family="text">
      <style:text-properties officeooo:rsid="001e9c45"/>
    </style:style>
    <style:style style:name="T2" style:family="text">
      <style:text-properties officeooo:rsid="002082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text:span text:style-name="T2">7</text:span> Report: <text:s/>dgp34</text:p>
      <text:p text:style-name="P2">This project called for the creation of a playfile for the Baxter robot, referencing the provided playfiles in learning_ros.</text:p>
      <text:p text:style-name="P2">The joint-space file contained in this package, shywavehug.jsp, essentially combines the joint angles listed in shy.jsp, wave.jsp, and hug.jsp, with the arrival times edited in order to produce a <text:span text:style-name="T2">combined</text:span> overall motion. <text:s/>Simply mashing together multiple joint-space files may not sound intriguing by itself, so in order to inject some entertainment, a quick backstory has been created for this joint movement. <text:span text:style-name="T2">This story</text:span> <text:span text:style-name="T2">is</text:span> described in the README and is reproduced here. <text:s/><text:span text:style-name="T2">Note that the backstory makes sense only when the file is used for both right and left arms.</text:span></text:p>
      <text:p text:style-name="P3">Just as a note prior to the backstory: <text:span text:style-name="T2">S</text:span>ince this package <text:span text:style-name="T2">is separate</text:span> from the <text:span text:style-name="T2">learning_ros </text:span>baxter playfiles, the <text:span text:style-name="T2">CMakeLists.txt names of files are slightly different</text:span>. Please see the README <text:span text:style-name="T2">for the new</text:span> names.</text:p>
      <text:p text:style-name="P4"><text:tab/>The Baxter robot is having trouble. It's left arm is copying its right arm's joint angles exactly! Knowing the issue at hand and understanding how ridiculous it looks, the robot covers its face to the approaching person. It soon realizes, however, that this person can help! It immediately waves excitedly (albeit oddly due to its condition). As the person comes closer, the robot goes in for a hug out of relief. It then positions itself with arms outstretched so that the person can examine and hopefully resolve the robot's predic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7T21:37:47.569494645</dc:date>
    <meta:generator>LibreOffice/4.2.8.2$Linux_X86_64 LibreOffice_project/420m0$Build-2</meta:generator>
    <meta:editing-duration>P0D</meta:editing-duration>
    <meta:editing-cycles>3</meta:editing-cycles>
    <meta:document-statistic meta:table-count="0" meta:image-count="0" meta:object-count="0" meta:page-count="1" meta:paragraph-count="5" meta:word-count="236" meta:character-count="1455" meta:non-whitespace-character-count="1220"/>
  </office:meta>
</office:document-meta>
</file>